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24a10" officeooo:paragraph-rsid="00024a10"/>
    </style:style>
    <style:style style:name="P2" style:family="paragraph" style:parent-style-name="Text_20_body">
      <style:text-properties fo:font-style="italic" officeooo:rsid="0021a4ca" officeooo:paragraph-rsid="0021a4ca" style:font-style-asian="italic" style:font-style-complex="italic"/>
    </style:style>
    <style:style style:name="P3" style:family="paragraph" style:parent-style-name="Text_20_body">
      <style:text-properties fo:font-style="italic" officeooo:rsid="00233452" officeooo:paragraph-rsid="00233452" style:font-style-asian="italic" style:font-style-complex="italic"/>
    </style:style>
    <style:style style:name="P4" style:family="paragraph" style:parent-style-name="Text_20_body">
      <style:text-properties fo:font-style="italic" officeooo:rsid="0025a5d2" officeooo:paragraph-rsid="0025a5d2" style:font-style-asian="italic" style:font-style-complex="italic"/>
    </style:style>
    <style:style style:name="P5" style:family="paragraph" style:parent-style-name="Text_20_body">
      <style:text-properties fo:font-style="italic" officeooo:rsid="00280d31" officeooo:paragraph-rsid="00280d31" style:font-style-asian="italic" style:font-style-complex="italic"/>
    </style:style>
    <style:style style:name="P6" style:family="paragraph" style:parent-style-name="Text_20_body">
      <style:text-properties fo:font-style="italic" officeooo:rsid="0029a87b" officeooo:paragraph-rsid="0029a87b" style:font-style-asian="italic" style:font-style-complex="italic"/>
    </style:style>
    <style:style style:name="P7" style:family="paragraph" style:parent-style-name="Text_20_body">
      <style:text-properties fo:font-style="italic" officeooo:rsid="002ca131" officeooo:paragraph-rsid="002ca131" style:font-style-asian="italic" style:font-style-complex="italic"/>
    </style:style>
    <style:style style:name="P8" style:family="paragraph" style:parent-style-name="Text_20_body">
      <style:text-properties officeooo:rsid="0037b68d" officeooo:paragraph-rsid="0037b68d"/>
    </style:style>
    <style:style style:name="P9" style:family="paragraph" style:parent-style-name="Text_20_body">
      <style:text-properties fo:font-style="normal" officeooo:rsid="00280d31" officeooo:paragraph-rsid="00280d31" style:font-style-asian="normal" style:font-style-complex="normal"/>
    </style:style>
    <style:style style:name="P10" style:family="paragraph" style:parent-style-name="Text_20_body">
      <style:text-properties fo:font-style="normal" officeooo:rsid="00302d7b" officeooo:paragraph-rsid="00302d7b" style:font-style-asian="normal" style:font-style-complex="normal"/>
    </style:style>
    <style:style style:name="P11" style:family="paragraph" style:parent-style-name="Text_20_body">
      <style:text-properties officeooo:rsid="003958ea" officeooo:paragraph-rsid="003958ea"/>
    </style:style>
    <style:style style:name="P12" style:family="paragraph" style:parent-style-name="Text_20_body">
      <style:text-properties officeooo:rsid="003df661" officeooo:paragraph-rsid="003df661"/>
    </style:style>
    <style:style style:name="P13" style:family="paragraph" style:parent-style-name="Text_20_body">
      <style:text-properties officeooo:rsid="0047ddb5" officeooo:paragraph-rsid="0047ddb5"/>
    </style:style>
    <style:style style:name="P14" style:family="paragraph" style:parent-style-name="Text_20_body">
      <style:text-properties officeooo:rsid="004c21a4" officeooo:paragraph-rsid="004c21a4"/>
    </style:style>
    <style:style style:name="P15" style:family="paragraph" style:parent-style-name="Text_20_body">
      <style:text-properties officeooo:rsid="004c21a4" officeooo:paragraph-rsid="005d0ced"/>
    </style:style>
    <style:style style:name="P16" style:family="paragraph" style:parent-style-name="Text_20_body">
      <style:text-properties officeooo:rsid="005467b5" officeooo:paragraph-rsid="005467b5"/>
    </style:style>
    <style:style style:name="P17" style:family="paragraph" style:parent-style-name="Text_20_body">
      <style:text-properties officeooo:rsid="005467b5" officeooo:paragraph-rsid="005d0ced"/>
    </style:style>
    <style:style style:name="P18" style:family="paragraph" style:parent-style-name="Text_20_body">
      <style:text-properties officeooo:rsid="0058cfb4" officeooo:paragraph-rsid="0058cfb4"/>
    </style:style>
    <style:style style:name="P19" style:family="paragraph" style:parent-style-name="Text_20_body">
      <style:text-properties officeooo:rsid="0059c59e" officeooo:paragraph-rsid="0059c59e"/>
    </style:style>
    <style:style style:name="P20" style:family="paragraph" style:parent-style-name="Heading_20_1">
      <style:text-properties officeooo:rsid="000cb78b" officeooo:paragraph-rsid="000cb78b"/>
    </style:style>
    <style:style style:name="P21" style:family="paragraph" style:parent-style-name="Heading_20_2">
      <style:text-properties officeooo:rsid="000cb78b"/>
    </style:style>
    <style:style style:name="P22" style:family="paragraph" style:parent-style-name="Heading_20_2" style:list-style-name=""/>
    <style:style style:name="P23" style:family="paragraph" style:parent-style-name="Heading_20_2">
      <style:paragraph-properties fo:break-before="page"/>
    </style:style>
    <style:style style:name="T1" style:family="text">
      <style:text-properties style:text-position="super 58%"/>
    </style:style>
    <style:style style:name="T2" style:family="text">
      <style:text-properties officeooo:rsid="000333c8"/>
    </style:style>
    <style:style style:name="T3" style:family="text">
      <style:text-properties officeooo:rsid="000b9d31"/>
    </style:style>
    <style:style style:name="T4" style:family="text">
      <style:text-properties officeooo:rsid="000f2dcf"/>
    </style:style>
    <style:style style:name="T5" style:family="text">
      <style:text-properties fo:font-style="normal" style:font-style-asian="normal" style:font-style-complex="normal"/>
    </style:style>
    <style:style style:name="T6" style:family="text">
      <style:text-properties fo:font-style="normal" officeooo:rsid="00236629" style:font-style-asian="normal" style:font-style-complex="normal"/>
    </style:style>
    <style:style style:name="T7" style:family="text">
      <style:text-properties fo:font-style="normal" officeooo:rsid="002419dd" style:font-style-asian="normal" style:font-style-complex="normal"/>
    </style:style>
    <style:style style:name="T8" style:family="text">
      <style:text-properties fo:font-style="normal" officeooo:rsid="00277111" style:font-style-asian="normal" style:font-style-complex="normal"/>
    </style:style>
    <style:style style:name="T9" style:family="text">
      <style:text-properties fo:font-style="normal" officeooo:rsid="002a7a63" style:font-style-asian="normal" style:font-style-complex="normal"/>
    </style:style>
    <style:style style:name="T10" style:family="text">
      <style:text-properties fo:font-style="normal" officeooo:rsid="002c17a8" style:font-style-asian="normal" style:font-style-complex="normal"/>
    </style:style>
    <style:style style:name="T11" style:family="text">
      <style:text-properties fo:font-style="normal" officeooo:rsid="002e65f3" style:font-style-asian="normal" style:font-style-complex="normal"/>
    </style:style>
    <style:style style:name="T12" style:family="text">
      <style:text-properties fo:font-style="normal" officeooo:rsid="002f3c5c" style:font-style-asian="normal" style:font-style-complex="normal"/>
    </style:style>
    <style:style style:name="T13" style:family="text">
      <style:text-properties officeooo:rsid="0037be33"/>
    </style:style>
    <style:style style:name="T14" style:family="text">
      <style:text-properties officeooo:rsid="003b4b2f"/>
    </style:style>
    <style:style style:name="T15" style:family="text">
      <style:text-properties officeooo:rsid="003f8484"/>
    </style:style>
    <style:style style:name="T16" style:family="text">
      <style:text-properties officeooo:rsid="0043714b"/>
    </style:style>
    <style:style style:name="T17" style:family="text">
      <style:text-properties officeooo:rsid="0049b890"/>
    </style:style>
    <style:style style:name="T18" style:family="text">
      <style:text-properties officeooo:rsid="004b0e2e"/>
    </style:style>
    <style:style style:name="T19" style:family="text">
      <style:text-properties officeooo:rsid="004d4309"/>
    </style:style>
    <style:style style:name="T20" style:family="text">
      <style:text-properties officeooo:rsid="005138bc"/>
    </style:style>
    <style:style style:name="T21" style:family="text">
      <style:text-properties officeooo:rsid="0057f6e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1"><text:tab/>Au 19<text:span text:style-name="T1">e</text:span> siècle, Fourier travaillait sur la propagation de la chaleur dans un métal. Il a eu l’idée de la modéliser par des séries trigonométriques et initia une théorie que l’on connaît aujourd’hui sous le nom d’analyse de Fourier. <text:span text:style-name="T2">Elle a été depuis considérablement enrichie et sons application s’est étendue à l’analyse du signal d’une manière plus générale (les sons, les ondes sismiques, les images ...). Elle forme la base de l’analyse spectrale qui permet un changement de perspective : au lieu d’analyser un signal en fonction du temps, on l’analyse en fonction des fréquences qui le composent. On peut ainsi dans certain cas stocker, étudier et modifier une représentation simplifiée d’un signal puis le reconstruire avec peu (voire aucune) perte. Ces outils sont à la base de la révolution numérique (communication audio-visuelle, santé avec les IRM).</text:span></text:p>
      <text:p text:style-name="P1"><text:tab/><text:span text:style-name="T3">L’analyse du signal a fait un grand pas grâce à l’introduction des ondelettes en 1986 par Yves Meyer, pour lesquelles il a très récemment reçu le prix Abel.</text:span></text:p>
      <text:p text:style-name="P1"/>
      <text:h text:style-name="P20" text:outline-level="1">Outils</text:h>
      <text:h text:style-name="P21" text:outline-level="2">Analyse de Hilbert</text:h>
      <text:p text:style-name="Text_20_body"><text:tab/><text:span text:style-name="T4">Les signaux sont modélisés par des fonctions </text:span><text:span text:style-name="T4"><draw:frame draw:style-name="fr1" draw:name="Objet1" text:anchor-type="as-char" svg:y="-0.437cm" svg:width="1.513cm" svg:height="0.57cm" draw:z-index="0"><draw:object xlink:href="./Object 1" xlink:type="simple" xlink:show="embed" xlink:actuate="onLoad"/><draw:image xlink:href="./ObjectReplacements/Object 1" xlink:type="simple" xlink:show="embed" xlink:actuate="onLoad"/></draw:frame></text:span><text:span text:style-name="T4">, ce sont des espaces fonctionnels de dimension infinie. Les espaces euclidiens semblent naturels par leur propriétés géométriques, ce sont des espaces de dimension fini munis d’un produit scalaire et d’une métrique. On voudrait généraliser des notions comme la base et la décomposition dans une base facile à appréhender, quitte à avoir une « combinaison linéaire infinie ».</text:span></text:p>
      <text:p text:style-name="P2">Exemple:<text:span text:style-name="T5"> L’espace des suites de carré sommable admet une base par le théorème de la base incomplète, mais ce n’est pas la base naturelle </text:span><text:span text:style-name="T5"><draw:frame draw:style-name="fr1" draw:name="Objet2" text:anchor-type="as-char" svg:y="-0.386cm" svg:width="5.154cm" svg:height="0.54cm" draw:z-index="1"><draw:object xlink:href="./Object 2" xlink:type="simple" xlink:show="embed" xlink:actuate="onLoad"/><draw:image xlink:href="./ObjectReplacements/Object 2" xlink:type="simple" xlink:show="embed" xlink:actuate="onLoad"/></draw:frame></text:span><text:span text:style-name="T5">car elle ne permet d’écrire que des suites à support fini.</text:span></text:p>
      <text:p text:style-name="P3"><text:span text:style-name="T5">D’où la nécessité d’introduire les outils de l’Ana</text:span><text:span text:style-name="T6">l</text:span><text:span text:style-name="T5">yse de Hilbert, </text:span><text:span text:style-name="T7">à la croisée de la topologie e de l’algèbre linéaire.</text:span></text:p>
      <text:p text:style-name="P4"><text:span text:style-name="T8">[</text:span><text:span text:style-name="T7">D</text:span><text:span text:style-name="T5">éfinition d’un espace de Hilbert</text:span><text:span text:style-name="T8">]</text:span></text:p>
      <text:p text:style-name="P5"><text:span text:style-name="T8">P</text:span><text:span text:style-name="T5">our notre projet, on ne s’intéresse qu’à un type particulier d’espace hilbertiens : ceux qui sont dit séparables :</text:span></text:p>
      <text:p text:style-name="P9">[Définition espace séparable]</text:p>
      <text:p text:style-name="P6"><text:span text:style-name="T5">La séparabilité d’un espace hilbertien est équivalent </text:span><text:span text:style-name="T9">à </text:span><text:span text:style-name="T10">l’existence d’une base hilbertienne</text:span></text:p>
      <text:p text:style-name="P7"><text:span text:style-name="T10">[</text:span><text:span text:style-name="T5">Définition base hilber</text:span><text:span text:style-name="T11">ti</text:span><text:span text:style-name="T12">e</text:span><text:span text:style-name="T5">nne]</text:span></text:p>
      <text:p text:style-name="P10">[Preuve équivalence]</text:p>
      <text:h text:style-name="P22" text:outline-level="2"/>
      <text:h text:style-name="P23" text:outline-level="2">Espaces de Lebesgue</text:h>
      <text:p text:style-name="P8"><text:tab/>Une autre notion indispensable à notre projet est celle des espaces de Lebesgue <text:span text:style-name="T13">et de leur métrique.</text:span></text:p>
      <text:p text:style-name="P11"><text:tab/>Étant donné un <text:span text:style-name="T14">espace mesuré (X, A, mu)</text:span>, <text:span text:style-name="T14">on regroupe les fonctions dont la puissance p-ième (p ≥ 1) est intégrable sur X et on munit cet espace de l’application </text:span><text:span text:style-name="T14"><draw:frame draw:style-name="fr1" draw:name="Objet3" text:anchor-type="as-char" svg:y="-0.377cm" svg:width="1.275cm" svg:height="0.533cm" draw:z-index="2"><draw:object xlink:href="./Object 3" xlink:type="simple" xlink:show="embed" xlink:actuate="onLoad"/><draw:image xlink:href="./ObjectReplacements/Object 3" xlink:type="simple" xlink:show="embed" xlink:actuate="onLoad"/></draw:frame></text:span><text:span text:style-name="T14">définie par (…). Elle est positive, vérifie l’inégalité triangulaire et est homogène, c’est-à-dire une semi-norme. Si en plus elle valait 0 uniquement sur la fonction identiquement nulle, elle définirait une norme. </text:span></text:p>
      <text:p text:style-name="P12">Pour palier à ce problème, <text:span text:style-name="T15">on quotiente L rond p par la relation d’équivalence « f = g p.p. », ou de manière équivalente par le sous-espace des fonctions nulles presque partout. La semi-norme de deux fonctions égales p.p. étant la même, elle reste bien définie sur le quotient. De plus la classe de la fonction identiquement nulle est l’unique classe pour laquelle la semi-norme vaut 0, ce qui transforme la semi-norme en norme !</text:span></text:p>
      <text:h text:style-name="Heading_20_1" text:outline-level="1">Analyse <text:span text:style-name="T16">multi résolution</text:span></text:h>
      <text:p text:style-name="Text_20_body"><text:tab/><text:span text:style-name="T16">Grâce aux analyses multi-résolution, on formalise l’idée de « finesse » d’une approximation d’éléments de </text:span><text:span text:style-name="T16"><draw:frame draw:style-name="fr2" draw:name="Objet4" text:anchor-type="as-char" svg:y="-0.437cm" svg:width="1.376cm" svg:height="0.557cm" draw:z-index="3"><draw:object xlink:href="./Object 4" xlink:type="simple" xlink:show="embed" xlink:actuate="onLoad"/><draw:image xlink:href="./ObjectReplacements/Object 4" xlink:type="simple" xlink:show="embed" xlink:actuate="onLoad"/></draw:frame></text:span><text:span text:style-name="T16">.</text:span></text:p>
      <text:p text:style-name="P13">[Définition analy<text:span text:style-name="T18">s</text:span>e <text:span text:style-name="T17">m</text:span>ulti-résolution]</text:p>
      <text:p text:style-name="P14"><text:tab/>Lorsque l’on passe d’un espace <draw:frame draw:style-name="fr2" draw:name="Objet5" text:anchor-type="as-char" svg:y="-0.377cm" svg:width="0.953cm" svg:height="0.531cm" draw:z-index="4"><draw:object xlink:href="./Object 5" xlink:type="simple" xlink:show="embed" xlink:actuate="onLoad"/><draw:image xlink:href="./ObjectReplacements/Object 5" xlink:type="simple" xlink:show="embed" xlink:actuate="onLoad"/></draw:frame>à un espace <draw:frame draw:style-name="fr2" draw:name="Objet6" text:anchor-type="as-char" svg:y="-0.377cm" svg:width="0.653cm" svg:height="0.531cm" draw:z-index="5"><draw:object xlink:href="./Object 6" xlink:type="simple" xlink:show="embed" xlink:actuate="onLoad"/><draw:image xlink:href="./ObjectReplacements/Object 6" xlink:type="simple" xlink:show="embed" xlink:actuate="onLoad"/></draw:frame>, on perd en finesse. Cette perte aussi peut se formaliser : <text:span text:style-name="T19">en notant </text:span><text:span text:style-name="T19"><draw:frame draw:style-name="fr2" draw:name="Objet7" text:anchor-type="as-char" svg:y="-0.377cm" svg:width="0.492cm" svg:height="0.467cm" draw:z-index="6"><draw:object xlink:href="./Object 7" xlink:type="simple" xlink:show="embed" xlink:actuate="onLoad"/><draw:image xlink:href="./ObjectReplacements/Object 7" xlink:type="simple" xlink:show="embed" xlink:actuate="onLoad"/></draw:frame></text:span><text:span text:style-name="T19">la projection orthogonale de </text:span><text:span text:style-name="T19"><draw:frame draw:style-name="fr2" draw:name="Objet8" text:anchor-type="as-char" svg:y="-0.377cm" svg:width="0.953cm" svg:height="0.531cm" draw:z-index="7"><draw:object xlink:href="./Object 8" xlink:type="simple" xlink:show="embed" xlink:actuate="onLoad"/><draw:image xlink:href="./ObjectReplacements/Object 8" xlink:type="simple" xlink:show="embed" xlink:actuate="onLoad"/><svg:desc>formule</svg:desc></draw:frame></text:span><text:span text:style-name="T19">sur </text:span><text:span text:style-name="T19"><draw:frame draw:style-name="fr2" draw:name="Objet9" text:anchor-type="as-char" svg:y="-0.377cm" svg:width="0.653cm" svg:height="0.533cm" draw:z-index="8"><draw:object xlink:href="./Object 9" xlink:type="simple" xlink:show="embed" xlink:actuate="onLoad"/><draw:image xlink:href="./ObjectReplacements/Object 9" xlink:type="simple" xlink:show="embed" xlink:actuate="onLoad"/><svg:desc>formule</svg:desc></draw:frame></text:span><text:span text:style-name="T19">(celle qui minimise la perte d’information relativement à la norme de </text:span><text:span text:style-name="T19"><draw:frame draw:style-name="fr2" draw:name="Objet10" text:anchor-type="as-char" svg:y="-0.437cm" svg:width="1.376cm" svg:height="0.557cm" draw:z-index="9"><draw:object xlink:href="./Object 10" xlink:type="simple" xlink:show="embed" xlink:actuate="onLoad"/><draw:image xlink:href="./ObjectReplacements/Object 10" xlink:type="simple" xlink:show="embed" xlink:actuate="onLoad"/><svg:desc>formule</svg:desc></draw:frame></text:span><text:span text:style-name="T19">), on peut définir l’espace des informations perdues lors de ce passage comme le noyau de </text:span><text:span text:style-name="T19"><draw:frame draw:style-name="fr2" draw:name="Objet11" text:anchor-type="as-char" svg:y="-0.377cm" svg:width="0.492cm" svg:height="0.469cm" draw:z-index="10"><draw:object xlink:href="./Object 11" xlink:type="simple" xlink:show="embed" xlink:actuate="onLoad"/><draw:image xlink:href="./ObjectReplacements/Object 11" xlink:type="simple" xlink:show="embed" xlink:actuate="onLoad"/><svg:desc>formule</svg:desc></draw:frame></text:span><text:span text:style-name="T19">, i.e. le complémentaire orthogonal de </text:span><text:span text:style-name="T19"><draw:frame draw:style-name="fr2" draw:name="Objet12" text:anchor-type="as-char" svg:y="-0.377cm" svg:width="0.653cm" svg:height="0.533cm" draw:z-index="11"><draw:object xlink:href="./Object 12" xlink:type="simple" xlink:show="embed" xlink:actuate="onLoad"/><draw:image xlink:href="./ObjectReplacements/Object 12" xlink:type="simple" xlink:show="embed" xlink:actuate="onLoad"/><svg:desc>formule</svg:desc></draw:frame></text:span><text:span text:style-name="T19">dans </text:span><text:span text:style-name="T19"><draw:frame draw:style-name="fr2" draw:name="Objet13" text:anchor-type="as-char" svg:y="-0.377cm" svg:width="0.953cm" svg:height="0.533cm" draw:z-index="12"><draw:object xlink:href="./Object 13" xlink:type="simple" xlink:show="embed" xlink:actuate="onLoad"/><draw:image xlink:href="./ObjectReplacements/Object 13" xlink:type="simple" xlink:show="embed" xlink:actuate="onLoad"/><svg:desc>formule</svg:desc></draw:frame></text:span><text:span text:style-name="T19">.</text:span></text:p>
      <text:p text:style-name="P18">[Passage de Uv_n à (+)W_n]</text:p>
      <text:p text:style-name="P15"><text:span text:style-name="T20">On peut construire explicitement à partir de phi une fonction appelée ondelette mère, d’intégrale nulle, normée et qui engendre W_0 par translation/contraction de la même façon que phi engendre les V_n, et dont les translatés sot orthogonaux entre eux.</text:span></text:p>
      <text:p text:style-name="P17">[Donner formule psi_n,k]</text:p>
      <text:p text:style-name="P17"><text:span text:style-name="T21">Cette famille forme une famille orthonormée, et elle est de plus totale dans</text:span><text:span text:style-name="T21"><draw:frame draw:style-name="fr2" draw:name="Objet14" text:anchor-type="as-char" svg:y="-0.437cm" svg:width="1.376cm" svg:height="0.557cm" draw:z-index="14"><draw:object xlink:href="./Object 14" xlink:type="simple" xlink:show="embed" xlink:actuate="onLoad"/><draw:image xlink:href="./ObjectReplacements/Object 14" xlink:type="simple" xlink:show="embed" xlink:actuate="onLoad"/><svg:desc>formule</svg:desc></draw:frame></text:span><text:span text:style-name="T21"> !</text:span></text:p>
      <text:p text:style-name="P19">On en déduit deux décompositions possibles de toute fonction de <draw:frame draw:style-name="fr2" draw:name="Objet15" text:anchor-type="as-char" svg:y="-0.437cm" svg:width="1.376cm" svg:height="0.557cm" draw:z-index="13"><draw:object xlink:href="./Object 15" xlink:type="simple" xlink:show="embed" xlink:actuate="onLoad"/><draw:image xlink:href="./ObjectReplacements/Object 15" xlink:type="simple" xlink:show="embed" xlink:actuate="onLoad"/><svg:desc>formule</svg:desc></draw:frame></text:p>
      <text:p text:style-name="P19">[Les décompos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12:38:19.878714590</meta:creation-date>
    <dc:date>2017-06-12T17:41:13.110556488</dc:date>
    <meta:editing-duration>PT3H54M50S</meta:editing-duration>
    <meta:editing-cycles>78</meta:editing-cycles>
    <meta:generator>LibreOffice/5.1.6.2$Linux_X86_64 LibreOffice_project/10m0$Build-2</meta:generator>
    <meta:document-statistic meta:table-count="0" meta:image-count="0" meta:object-count="15" meta:page-count="2" meta:paragraph-count="28" meta:word-count="647" meta:character-count="4021" meta:non-whitespace-character-count="3393"/>
  </office:meta>
</office:document-meta>
</file>

<file path=Object 1/content.xml><?xml version="1.0" encoding="utf-8"?>
<math xmlns="http://www.w3.org/1998/Math/MathML" display="block">
  <semantics>
    <mrow>
      <msup>
        <mi mathvariant="normal">ℝ</mi>
        <mi>n</mi>
      </msup>
      <mo stretchy="false">→</mo>
      <msup>
        <mi mathvariant="normal">ℝ</mi>
        <mi>p</mi>
      </msup>
    </mrow>
    <annotation encoding="StarMath 5.0">setR^n toward setR^p</annotation>
  </semantics>
</math>
</file>

<file path=Object 10/content.xml><?xml version="1.0" encoding="utf-8"?>
<math xmlns="http://www.w3.org/1998/Math/MathML" display="block">
  <semantics>
    <mrow>
      <msup>
        <mi>L</mi>
        <mn>2</mn>
      </msup>
      <mrow>
        <mo fence="true" stretchy="false">(</mo>
        <mrow>
          <mi mathvariant="italic">IR</mi>
        </mrow>
        <mo fence="true" stretchy="false">)</mo>
      </mrow>
    </mrow>
    <annotation encoding="StarMath 5.0">L^2( IR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sub>
      <mi>V</mi>
      <mi>n</mi>
    </msub>
    <annotation encoding="StarMath 5.0">V_{ n }</annotation>
  </semantics>
</math>
</file>

<file path=Object 13/content.xml><?xml version="1.0" encoding="utf-8"?>
<math xmlns="http://www.w3.org/1998/Math/MathML" display="block">
  <semantics>
    <msub>
      <mi>V</mi>
      <mrow>
        <mi>n</mi>
        <mo stretchy="false">+</mo>
        <mn>1</mn>
      </mrow>
    </msub>
    <annotation encoding="StarMath 5.0">V_{ n+1 }</annotation>
  </semantics>
</math>
</file>

<file path=Object 14/content.xml><?xml version="1.0" encoding="utf-8"?>
<math xmlns="http://www.w3.org/1998/Math/MathML" display="block">
  <semantics>
    <mrow>
      <msup>
        <mi>L</mi>
        <mn>2</mn>
      </msup>
      <mrow>
        <mo fence="true" stretchy="false">(</mo>
        <mrow>
          <mi mathvariant="italic">IR</mi>
        </mrow>
        <mo fence="true" stretchy="false">)</mo>
      </mrow>
    </mrow>
    <annotation encoding="StarMath 5.0">L^2( IR )</annotation>
  </semantics>
</math>
</file>

<file path=Object 15/content.xml><?xml version="1.0" encoding="utf-8"?>
<math xmlns="http://www.w3.org/1998/Math/MathML" display="block">
  <semantics>
    <mrow>
      <msup>
        <mi>L</mi>
        <mn>2</mn>
      </msup>
      <mrow>
        <mo fence="true" stretchy="false">(</mo>
        <mrow>
          <mi mathvariant="italic">IR</mi>
        </mrow>
        <mo fence="true" stretchy="false">)</mo>
      </mrow>
    </mrow>
    <annotation encoding="StarMath 5.0">L^2( IR )</annotation>
  </semantics>
</math>
</file>

<file path=Object 2/content.xml><?xml version="1.0" encoding="utf-8"?>
<math xmlns="http://www.w3.org/1998/Math/MathML" display="block">
  <semantics>
    <mrow>
      <mo stretchy="false">{</mo>
      <msub>
        <mrow>
          <mo fence="true" stretchy="false">(</mo>
          <mrow>
            <msub>
              <mi>u</mi>
              <mi>k</mi>
            </msub>
          </mrow>
          <mo fence="true" stretchy="false">)</mo>
        </mrow>
        <mi>k</mi>
      </msub>
      <mspace width="2em"/>
      <mi mathvariant="normal">:</mi>
      <mspace width="2em"/>
      <mrow>
        <msub>
          <mi>u</mi>
          <mi>k</mi>
        </msub>
        <mo stretchy="false">=</mo>
        <mn>1,</mn>
      </mrow>
      <mrow>
        <msub>
          <mi>u</mi>
          <mi>k</mi>
        </msub>
        <mo stretchy="false">=</mo>
        <mn>0</mn>
      </mrow>
      <mi mathvariant="italic">si</mi>
      <mrow>
        <mi>n</mi>
        <mo stretchy="false">≠</mo>
        <mi>n</mi>
      </mrow>
      <mo stretchy="false">}</mo>
    </mrow>
    <annotation encoding="StarMath 5.0">\{ (u_k)_{k} ~ : ~ u_k = 1, u_k = 0 si n &lt;&gt; n \ }</annotation>
  </semantics>
</math>
</file>

<file path=Object 3/content.xml><?xml version="1.0" encoding="utf-8"?>
<math xmlns="http://www.w3.org/1998/Math/MathML" display="block">
  <semantics>
    <msub>
      <mrow>
        <mo fence="true" stretchy="false">‖</mo>
        <mrow>
          <mrow>
            <mspace width="2em"/>
            <mn>.</mn>
            <mspace width="2em"/>
          </mrow>
        </mrow>
        <mo fence="true" stretchy="false">‖</mo>
      </mrow>
      <mi>p</mi>
    </msub>
    <annotation encoding="StarMath 5.0">ldline ~ . ~ rdline _p</annotation>
  </semantics>
</math>
</file>

<file path=Object 4/content.xml><?xml version="1.0" encoding="utf-8"?>
<math xmlns="http://www.w3.org/1998/Math/MathML" display="block">
  <semantics>
    <mrow>
      <msup>
        <mi>L</mi>
        <mn>2</mn>
      </msup>
      <mrow>
        <mo fence="true" stretchy="false">(</mo>
        <mrow>
          <mi mathvariant="italic">IR</mi>
        </mrow>
        <mo fence="true" stretchy="false">)</mo>
      </mrow>
    </mrow>
    <annotation encoding="StarMath 5.0">L^2( IR )</annotation>
  </semantics>
</math>
</file>

<file path=Object 5/content.xml><?xml version="1.0" encoding="utf-8"?>
<math xmlns="http://www.w3.org/1998/Math/MathML" display="block">
  <semantics>
    <msub>
      <mi>V</mi>
      <mrow>
        <mi>n</mi>
        <mo stretchy="false">+</mo>
        <mn>1</mn>
      </mrow>
    </msub>
    <annotation encoding="StarMath 5.0">V_{ n+1 }</annotation>
  </semantics>
</math>
</file>

<file path=Object 6/content.xml><?xml version="1.0" encoding="utf-8"?>
<math xmlns="http://www.w3.org/1998/Math/MathML" display="block">
  <semantics>
    <msub>
      <mi>V</mi>
      <mi>n</mi>
    </msub>
    <annotation encoding="StarMath 5.0">V_n</annotation>
  </semantics>
</math>
</file>

<file path=Object 7/content.xml><?xml version="1.0" encoding="utf-8"?>
<math xmlns="http://www.w3.org/1998/Math/MathML" display="block">
  <semantics>
    <mi>P</mi>
    <annotation encoding="StarMath 5.0">P</annotation>
  </semantics>
</math>
</file>

<file path=Object 8/content.xml><?xml version="1.0" encoding="utf-8"?>
<math xmlns="http://www.w3.org/1998/Math/MathML" display="block">
  <semantics>
    <msub>
      <mi>V</mi>
      <mrow>
        <mi>n</mi>
        <mo stretchy="false">+</mo>
        <mn>1</mn>
      </mrow>
    </msub>
    <annotation encoding="StarMath 5.0">V_{ n+1 }</annotation>
  </semantics>
</math>
</file>

<file path=Object 9/content.xml><?xml version="1.0" encoding="utf-8"?>
<math xmlns="http://www.w3.org/1998/Math/MathML" display="block">
  <semantics>
    <msub>
      <mi>V</mi>
      <mi>n</mi>
    </msub>
    <annotation encoding="StarMath 5.0">V_{ n}</annotation>
  </semantics>
</math>
</file>